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cess Creation In Linux/Unix </text:p>
          </draw:text-box>
        </draw:frame>
        <draw:frame presentation:style-name="pr2" draw:text-style-name="P1" draw:layer="layout" svg:width="25.199cm" svg:height="13.859cm" svg:x="1.524cm" svg:y="4.6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cess Creation</text:p>
          </draw:text-box>
        </draw:frame>
        <draw:frame presentation:style-name="pr5" draw:layer="layout" svg:width="25.199cm" svg:height="16.648cm" svg:x="1.725cm" svg:y="3.672cm" presentation:class="outline" presentation:user-transformed="true">
          <draw:text-box>
            <text:list text:style-name="L2">
              <text:list-item>
                <text:p>Let's say we want to run any command such as 'ls', 'pwd', 'more', 'emacs' or our own program a.out.</text:p>
              </text:list-item>
              <text:list-item>
                <text:p>When we open a terminal (with bash shell running, for example) and submit the command './a.out' at the shell prompt,</text:p>
                <text:list>
                  <text:list-item>
                    <text:p>Shell makes a system call fork() (which, in turn, is implemented by calling 'clone' system call) and creates a new copy of the shell process (child process).</text:p>
                  </text:list-item>
                  <text:list-item>
                    <text:p>Using 'exec' or some of it's cousin programs, the code of a.out replaces the code of the child process in it's address space in (virtual) mem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2-18T02:14:06</meta:creation-date>
    <meta:editing-duration>PT8M11S</meta:editing-duration>
    <meta:editing-cycles>2</meta:editing-cycles>
    <dc:date>2018-02-18T02:22:04</dc:date>
    <dc:creator>Krishna Adhikari</dc:creator>
    <meta:document-statistic meta:object-count="29"/>
    <meta:generator>OpenOffice/4.1.3$Unix OpenOffice.org_project/413m1$Build-9783</meta:generator>
  </office:meta>
</office:document-meta>
</file>